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2.4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righ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draw:fill="solid" draw:fill-color="#e6e6e6" draw:fill-gradient-name="Gradient_20_3" draw:fill-hatch-name="Red_20_Crossed_20_0_20_Degrees" draw:textarea-horizontal-align="center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gradient" draw:fill-color="#94bd5e" draw:fill-gradient-name="Gradient_20_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Vet" style:font-family-generic="swiss" style:font-pitch="variable" fo:font-size="12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Arial" style:font-style-name="Cursief" style:font-family-generic="swiss" style:font-pitch="variable" fo:font-size="10pt" fo:font-style="italic" style:font-size-asian="18pt" style:font-size-complex="18pt"/>
    </style:style>
    <style:style style:name="T1" style:family="text"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3" style:family="text"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T4" style:family="text"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T5" style:family="text"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T6" style:family="text">
      <style:text-properties fo:font-size="12pt" fo:font-weight="bold" style:font-size-asian="18pt" style:font-size-complex="18pt"/>
    </style:style>
    <style:style style:name="T7" style:family="text">
      <style:text-properties fo:font-family="Arial" style:font-style-name="Cursief" style:font-family-generic="swiss" style:font-pitch="variable" fo:font-size="10pt"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277cm" svg:height="0.957cm" svg:x="0.335cm" svg:y="0.094cm">
          <draw:text-box>
            <text:p text:style-name="P1"><text:span text:style-name="T1">Rules <text:s/>[ </text:span><text:span text:style-name="T2">RuleName; ] </text:span></text:p>
          </draw:text-box>
        </draw:frame>
        <draw:custom-shape draw:style-name="gr2" draw:text-style-name="P3" draw:layer="layout" svg:width="5.309cm" svg:height="6.5cm" svg:x="0.736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5cm" svg:height="1cm" svg:x="1.045cm" svg:y="2.551cm">
          <text:p text:style-name="P4"><text:span text:style-name="T3">RuleNameImplBas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4cm" svg:height="1cm" svg:x="1.045cm" svg:y="6.051cm">
          <text:p text:style-name="P4"><text:span text:style-name="T3">RuleNam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0.745cm" svg:y1="5.051cm" svg:x2="6.045cm" svg:y2="5.051cm">
          <text:p text:style-name="P1"/>
        </draw:line>
        <draw:frame draw:style-name="gr5" draw:text-style-name="P7" draw:layer="layout" svg:width="2.161cm" svg:height="0.645cm" svg:x="3.884cm" svg:y="1.551cm">
          <draw:text-box>
            <text:p text:style-name="P1"><text:span text:style-name="T4">Generated</text:span></text:p>
          </draw:text-box>
        </draw:frame>
        <draw:frame draw:style-name="gr5" draw:text-style-name="P8" draw:layer="layout" svg:width="3.114cm" svg:height="0.645cm" svg:x="2.931cm" svg:y="7.406cm">
          <draw:text-box>
            <text:p text:style-name="P1"><text:span text:style-name="T5">Extension Points</text:span></text:p>
          </draw:text-box>
        </draw:frame>
        <draw:rect draw:style-name="gr6" draw:text-style-name="P9" draw:layer="layout" svg:width="3cm" svg:height="0.5cm" svg:x="0.745cm" svg:y="1.051cm">
          <text:p text:style-name="P4"><text:span text:style-name="T6">Domain</text:span></text:p>
        </draw:rect>
        <draw:line draw:style-name="gr7" draw:text-style-name="P10" draw:layer="layout" svg:x1="3.045cm" svg:y1="6.051cm" svg:x2="3.045cm" svg:y2="3.551cm">
          <text:p text:style-name="P4"><text:span text:style-name="T7">extend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style-name="Standaard" style:font-family-generic="swiss" style:font-pitch="variable" fo:font-size="1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7T11:48:24</meta:creation-date>
    <dc:creator>Jos Warmer</dc:creator>
    <dc:date>2009-01-22T15:28:56</dc:date>
    <meta:editing-cycles>82</meta:editing-cycles>
    <meta:editing-duration>PT22H3M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